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fo:font-size="11pt" fo:letter-spacing="normal" officeooo:rsid="000ce8f1" officeooo:paragraph-rsid="000ce8f1" style:font-size-asian="11pt" style:font-size-complex="11pt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font-size="11pt" fo:letter-spacing="normal" style:font-size-asian="11pt" style:font-size-complex="11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size="11pt" style:font-size-asian="11pt" style:font-size-complex="11pt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Helvetica Neue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Helvetica Neue" fo:font-size="11pt" fo:letter-spacing="normal" fo:font-style="normal" fo:font-weight="normal" officeooo:paragraph-rsid="000db8af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1pt" officeooo:paragraph-rsid="000db8af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0f0205" officeooo:paragraph-rsid="000f0205"/>
    </style:style>
    <style:style style:name="P9" style:family="paragraph" style:parent-style-name="Text_20_body">
      <style:paragraph-properties fo:margin-top="0in" fo:margin-bottom="0in" loext:contextual-spacing="false"/>
      <style:text-properties officeooo:rsid="000f0205" officeooo:paragraph-rsid="001045e3"/>
    </style:style>
    <style:style style:name="P10" style:family="paragraph" style:parent-style-name="Standard">
      <style:text-properties officeooo:rsid="000cb230" officeooo:paragraph-rsid="000cb230"/>
    </style:style>
    <style:style style:name="P11" style:family="paragraph" style:parent-style-name="Standard">
      <style:text-properties officeooo:rsid="000ce8f1" officeooo:paragraph-rsid="000ce8f1"/>
    </style:style>
    <style:style style:name="P12" style:family="paragraph" style:parent-style-name="Standard">
      <style:text-properties fo:font-size="11pt" officeooo:rsid="000ce8f1" officeooo:paragraph-rsid="000ce8f1" style:font-size-asian="11pt" style:font-size-complex="11pt"/>
    </style:style>
    <style:style style:name="T1" style:family="text">
      <style:text-properties officeooo:rsid="000ce8f1"/>
    </style:style>
    <style:style style:name="T2" style:family="text">
      <style:text-properties style:font-name="Helvetica Neue" fo:font-style="normal" fo:font-weight="normal"/>
    </style:style>
    <style:style style:name="T3" style:family="text">
      <style:text-properties style:font-name="Helvetica Neue" fo:font-style="normal" fo:font-weight="normal" officeooo:rsid="000db8af"/>
    </style:style>
    <style:style style:name="T4" style:family="text">
      <style:text-properties officeooo:rsid="000db8af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1045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ear Becky, </text:p>
      <text:p text:style-name="P10"/>
      <text:p text:style-name="P10"><text:tab/>Thanks for <text:span text:style-name="T1">meeting with me today around lunch time, and adding me into the interview rotation. I’ve come down to Dicks for a tech talk, and when we came as a group. I liked a lot about what I had seen from the company and culture, and wanted to interview with you guys. Thanks for giving me that opportunity today. </text:span></text:p>
      <text:p text:style-name="P10"/>
      <text:p text:style-name="P11">Sincerely,</text:p>
      <text:p text:style-name="P11">Brian Jones</text:p>
      <text:p text:style-name="P11"/>
      <text:p text:style-name="P11"/>
      <text:p text:style-name="P12"/>
      <text:p text:style-name="P1"> <text:span text:style-name="T2">Dear B</text:span><text:span text:style-name="T3">rooks</text:span></text:p>
      <text:p text:style-name="P3"><text:tab/><text:span text:style-name="T4">Caitie said that you came to her and said that you wanted to make sure that I got an interview today even though I wasn’t scheduled to have one. I appreciate that a lot. I was definitly interested in DSG, and wanted the opportunity to interview with you guys. Thanks for making that happen today. </text:span></text:p>
      <text:p text:style-name="P5">Sincerely,</text:p>
      <text:p text:style-name="P5">Brian Jones</text:p>
      <text:p text:style-name="P6"><text:span text:style-name="T5"/></text:p>
      <text:p text:style-name="P3"/>
      <text:p text:style-name="P2">    <text:span text:style-name="T2">Thanks for meeting with me today around lunch time and adding me into the interview rotation. I came down to Dicks for a tech talk, and when we came for our group tour. I liked a lot about what I had seen from the company and culture, and wanted to interview with you guys. Thanks for giving me that opportunity today.</text:span></text:p>
      <text:p text:style-name="P4"/>
      <text:p text:style-name="P4"/>
      <text:p text:style-name="P4"/>
      <text:p text:style-name="P4"/>
      <text:p text:style-name="P4">Sincerely,</text:p>
      <text:p text:style-name="P4">Brian Jones</text:p>
      <text:p text:style-name="P7"><text:line-break/></text:p>
      <text:p text:style-name="P8">Dear Kevin, </text:p>
      <text:p text:style-name="P8"/>
      <text:p text:style-name="P8"><text:tab/>Thank you for interviewing with me today. I thought you did a really good job of finding a mix of questions that I knew as well as questions that I didn’t know, so that you could get a feel of where I am at technically. I appreciated that you took the time to answer the questions that I didn’t know. You explained them really well, and I felt comfortable learning from you. I would welcome an opportunity to take the next steps toward joining your team should the opportunity present itself. </text:p>
      <text:p text:style-name="P8"/>
      <text:p text:style-name="P8">Thank You, </text:p>
      <text:p text:style-name="P8">Brian Jones</text:p>
      <text:p text:style-name="P8"/>
      <text:p text:style-name="P8"/>
      <text:p text:style-name="P8"><text:soft-page-break/>Dear Jake, </text:p>
      <text:p text:style-name="P8"/>
      <text:p text:style-name="P9"><text:tab/>Thank you for interviewing with me today. I thought you did a really good job of finding a mix of questions that I knew as well as questions that I didn’t know, so that you could get a feel of where I am at technically. I found the work that your team was doing to be interest<text:span text:style-name="T6">ing</text:span>, and something that I could see myself enjoying. <text:span text:style-name="T6">You also seemed very knowledgeable, and someone that I could learn a lot from.</text:span> I would welcome an opportunity to take the next steps toward joining your team should the opportunity present itself. </text:p>
      <text:p text:style-name="P9"/>
      <text:p text:style-name="P9">Thank You, </text:p>
      <text:p text:style-name="P9">Brian J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19:07.437000000</meta:creation-date>
    <dc:date>2019-03-27T21:18:21.461000000</dc:date>
    <meta:editing-duration>PT7M22S</meta:editing-duration>
    <meta:editing-cycles>1</meta:editing-cycles>
    <meta:document-statistic meta:table-count="0" meta:image-count="0" meta:object-count="0" meta:page-count="2" meta:paragraph-count="20" meta:word-count="390" meta:character-count="2112" meta:non-whitespace-character-count="1722"/>
    <meta:generator>LibreOffice/6.2.0.3$Windows_x86 LibreOffice_project/98c6a8a1c6c7b144ce3cc729e34964b47ce25d62</meta:generator>
  </office:meta>
</office:document-meta>
</file>